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50000038816AE99163D6C052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3.80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7.112cm" svg:height="13.805cm" svg:x="1.27cm" svg:y="0.419cm" presentation:class="title" presentation:user-transformed="true">
          <draw:text-box>
            <text:p><text:span text:style-name="T1">Knockdown of Shh in the Retina Reduces the Proportion</text:span><text:span text:style-name="T1"><text:line-break/></text:span><text:span text:style-name="T1">of Ipsilateral Axons in a Non-cell-autonomous Manner</text:span></text:p>
          </draw:text-box>
        </draw:frame>
        <draw:frame draw:style-name="gr1" draw:text-style-name="P1" draw:layer="layout" svg:width="14.86cm" svg:height="15.749cm" svg:x="11.048cm" svg:y="-0.001cm">
          <draw:image xlink:href="Pictures/10000201000003550000038816AE99163D6C052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uejian Mo</meta:initial-creator>
    <meta:creation-date>2018-03-27T07:38:30.391975419</meta:creation-date>
    <dc:date>2018-03-27T07:49:56.984460645</dc:date>
    <dc:creator>Yuejian Mo</dc:creator>
    <meta:editing-duration>PT11M26S</meta:editing-duration>
    <meta:editing-cycles>4</meta:editing-cycles>
    <meta:generator>LibreOffice/6.0.2.1.0$Linux_X86_64 LibreOffice_project/00m0$Build-1</meta:generator>
    <meta:document-statistic meta:object-count="28"/>
  </office:meta>
</office:document-meta>
</file>